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000000" fo:font-size="14pt" fo:font-style="normal" style:text-underline-style="solid" style:text-underline-type="double" style:text-underline-width="auto" style:text-underline-color="font-color" fo:font-weight="bold" fo:background-color="#ffff00" style:font-size-asian="14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text-properties fo:color="#000000" fo:font-size="14pt" fo:font-style="normal" fo:font-weight="bold" fo:background-color="#ffff00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 style:list-style-name="L1">
      <style:text-properties fo:font-size="15pt" style:font-size-asian="15pt" style:font-size-complex="15pt"/>
    </style:style>
    <style:style style:name="P4" style:family="paragraph" style:parent-style-name="Standard" style:list-style-name="L1">
      <style:text-properties fo:color="#000000" fo:font-size="15pt" fo:font-style="normal" style:text-underline-style="none" fo:font-weight="normal" fo:background-color="#ffff00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color="#000000" fo:font-style="normal" style:text-underline-style="none" fo:font-weight="bold" fo:background-color="#ffff00" style:font-style-asian="normal" style:font-weight-asian="bold" style:font-style-complex="normal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fo:background-color="#ffff00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737952511" text:style-name="L1">
        <text:list-item>
          <text:p text:style-name="P3">Napravi da se sam kreira <text:span text:style-name="T3">arff fajl iz koda </text:span>tj onaj header gore da doda.(Moze i seljacki samo da onaj tekst nalepim na procesirani fajl)</text:p>
        </text:list-item>
        <text:list-item>
          <text:p text:style-name="P3">Ne gledaj sve <text:span text:style-name="T1">POS</text:span><text:span text:style-name="T3"> tagove</text:span>, vec kao KfirBar samo ona 4</text:p>
        </text:list-item>
        <text:list-item>
          <text:p text:style-name="P3">vidi sa <text:span text:style-name="T1">lemma</text:span> sta se desava? </text:p>
        </text:list-item>
        <text:list-item>
          <text:p text:style-name="P3">Dodaj neki <text:span text:style-name="T1">feature</text:span><text:span text:style-name="T3"> selection</text:span> <text:span text:style-name="T4">TF-IDF, information gain, Chi Square</text:span></text:p>
        </text:list-item>
        <text:list-item>
          <text:p text:style-name="P3"><text:span text:style-name="T3">MaxEnt</text:span> Classifier</text:p>
        </text:list-item>
        <text:list-item>
          <text:p text:style-name="P4"/>
        </text:list-item>
      </text:list>
      <text:p text:style-name="P1"/>
      <text:p text:style-name="P1"/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ksandar </meta:initial-creator>
    <meta:creation-date>2014-06-07T09:38:58</meta:creation-date>
    <meta:generator>LibreOffice/3.5$Linux_X86_64 LibreOffice_project/350m1$Build-2</meta:generator>
    <dc:date>2014-09-09T20:35:18</dc:date>
    <dc:creator>Aleksandar </dc:creator>
    <meta:editing-duration>P4DT2H6M41S</meta:editing-duration>
    <meta:editing-cycles>130</meta:editing-cycles>
    <meta:document-statistic meta:table-count="0" meta:image-count="0" meta:object-count="0" meta:page-count="1" meta:paragraph-count="5" meta:word-count="58" meta:character-count="303" meta:non-whitespace-character-count="254"/>
  </office:meta>
</office:document-meta>
</file>